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85C93955AAC7D3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3%" fo:clip="rect(3.547cm, 0cm, 0.854cm, -0.0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.02cm" svg:height="8.303cm" draw:transform="skewX (-0.00715584993317675) rotate (0.00506145483078356) translate (0.8cm 9.497cm)">
          <draw:image xlink:href="Pictures/10000201000005560000030085C93955AAC7D35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1T16:27:26.352801701</dc:date>
    <meta:editing-duration>PT4M13S</meta:editing-duration>
    <meta:editing-cycles>1</meta:editing-cycles>
    <meta:document-statistic meta:object-count="1"/>
    <meta:generator>LibreOffice/6.4.5.2$Linux_X86_64 LibreOffice_project/40$Build-2</meta:generator>
  </office:meta>
</office:document-meta>
</file>